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333333" draw:textarea-horizontal-align="justify" draw:textarea-vertical-align="middle" draw:auto-grow-height="false" fo:min-height="7.55cm" fo:min-width="12.4cm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5.533cm" fo:min-width="10.092cm"/>
    </style:style>
    <style:style style:name="gr3" style:family="graphic" style:parent-style-name="objectwithoutfill">
      <style:graphic-properties svg:stroke-width="0.053cm" svg:stroke-color="#12762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c921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780373" draw:marker-start-width="0.252cm" draw:marker-end-width="0.252cm" draw:fill="none" draw:textarea-vertical-align="middle" draw:auto-grow-height="false" fo:min-height="0.772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svg:stroke-color="#95179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b4780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9cm" svg:height="7.8cm" svg:x="1.2cm" svg:y="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1.216cm" svg:height="6.407cm" svg:x="2.042cm" svg:y="2.9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5.126cm" svg:y1="7.136cm" svg:x2="9.613cm" svg:y2="7.136cm">
            <text:p/>
          </draw:line>
          <draw:line draw:style-name="gr4" draw:text-style-name="P3" draw:layer="layout" svg:x1="4.285cm" svg:y1="6.021cm" svg:x2="8.211cm" svg:y2="6.021cm">
            <text:p/>
          </draw:line>
          <draw:line draw:style-name="gr5" draw:text-style-name="P3" draw:layer="layout" svg:x1="4.846cm" svg:y1="5.464cm" svg:x2="7.931cm" svg:y2="5.464cm">
            <text:p/>
          </draw:line>
          <draw:line draw:style-name="gr5" draw:text-style-name="P3" draw:layer="layout" svg:x1="4.846cm" svg:y1="6.579cm" svg:x2="6.529cm" svg:y2="6.579cm">
            <text:p/>
          </draw:line>
          <draw:custom-shape draw:style-name="gr6" draw:text-style-name="P4" draw:layer="layout" svg:width="0.561cm" svg:height="1.114cm" svg:x="3.162cm" svg:y="3.515cm">
            <text:p/>
            <draw:enhanced-geometry svg:viewBox="0 0 21600 21600" draw:glue-points="21600 0 0 10800 21600 21600" draw:text-areas="13800 ?f9 21600 ?f10" draw:type="left-brace" draw:modifiers="1800 11068.656716417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" draw:text-style-name="P4" draw:layer="layout" svg:width="0.563cm" svg:height="1.114cm" svg:x="10.173cm" svg:y="7.41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7" draw:text-style-name="P3" draw:layer="layout" svg:x1="4.285cm" svg:y1="4.907cm" svg:x2="7.37cm" svg:y2="4.907cm">
            <text:p/>
          </draw:line>
          <draw:line draw:style-name="gr7" draw:text-style-name="P3" draw:layer="layout" svg:x1="4.846cm" svg:y1="7.693cm" svg:x2="6.809cm" svg:y2="7.693cm">
            <text:p/>
          </draw:line>
          <draw:line draw:style-name="gr4" draw:text-style-name="P3" draw:layer="layout" svg:x1="4.285cm" svg:y1="4.35cm" svg:x2="5.687cm" svg:y2="4.35cm">
            <text:p/>
          </draw:line>
          <draw:line draw:style-name="gr5" draw:text-style-name="P3" draw:layer="layout" svg:x1="6.248cm" svg:y1="4.35cm" svg:x2="9.333cm" svg:y2="4.35cm">
            <text:p/>
          </draw:line>
          <draw:line draw:style-name="gr7" draw:text-style-name="P3" draw:layer="layout" svg:x1="7.37cm" svg:y1="6.579cm" svg:x2="10.455cm" svg:y2="6.579cm">
            <text:p/>
          </draw:line>
          <draw:line draw:style-name="gr3" draw:text-style-name="P3" draw:layer="layout" svg:x1="8.211cm" svg:y1="5.464cm" svg:x2="10.454cm" svg:y2="5.464cm">
            <text:p/>
          </draw:line>
          <draw:line draw:style-name="gr4" draw:text-style-name="P3" draw:layer="layout" svg:x1="7.37cm" svg:y1="7.693cm" svg:x2="8.772cm" svg:y2="7.693cm">
            <text:p/>
          </draw:line>
          <draw:line draw:style-name="gr8" draw:text-style-name="P3" draw:layer="layout" svg:x1="7.93cm" svg:y1="4.907cm" svg:x2="9.613cm" svg:y2="4.907cm">
            <text:p/>
          </draw:line>
          <draw:line draw:style-name="gr8" draw:text-style-name="P3" draw:layer="layout" svg:x1="8.491cm" svg:y1="6.021cm" svg:x2="9.893cm" svg:y2="6.02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6T18:18:47.299664694</meta:creation-date>
    <dc:date>2024-01-06T18:43:33.481784745</dc:date>
    <meta:editing-duration>PT3M54S</meta:editing-duration>
    <meta:editing-cycles>1</meta:editing-cycles>
    <meta:document-statistic meta:object-count="18"/>
    <meta:generator>LibreOffice/6.4.7.2$Linux_X86_64 LibreOffice_project/40$Build-2</meta:generator>
  </office:meta>
</office:document-meta>
</file>